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1" style:parent-style-name="Standard" style:family="paragraph">
      <style:text-properties style:font-name="Courier New"/>
    </style:style>
    <style:style style:name="P2" style:parent-style-name="Standard" style:family="paragraph">
      <style:paragraph-properties fo:margin-left="0.953cm" style:auto-text-indent="false" fo:margin-right="0cm" fo:text-indent="0cm"/>
      <style:text-properties style:font-name="Courier New"/>
    </style:style>
    <style:style style:name="P3" style:parent-style-name="Standard" style:family="paragraph">
      <style:paragraph-properties fo:margin-left="1.251cm" style:auto-text-indent="false" fo:margin-right="0cm" fo:text-indent="0cm"/>
    </style:style>
    <style:style style:name="P4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de" style:font-style-complex="normal" fo:letter-spacing="normal" style:font-name-asian="SimSun" style:country-asian="CN" style:letter-kerning="true" style:font-name-complex="Mangal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is is a test for <text:a xlink:type="simple" xlink:href="https://answers.launchpad.net/appy/+question/138830">https://answers.launchpad.net/appy/+question/138830</text:a></text:p>
      <text:p text:style-name="Standard"/>
      <text:p text:style-name="Standard">HTML source:</text:p>
      <text:p text:style-name="Standard"/>
      <text:p text:style-name="P2">&lt;div class="document"&gt;
&lt;p&gt;Some &lt;strong&gt;bold&lt;/strong&gt; and some &lt;em&gt;italic&lt;/em&gt; text.&lt;/p&gt;
&lt;p&gt;A new paragraph.&lt;/p&gt;
&lt;p&gt;A list with three items:&lt;/p&gt;
&lt;ul class="simple"&gt;
&lt;li&gt;the first item&lt;/li&gt;
&lt;li&gt;another item&lt;/li&gt;
&lt;li&gt;the last item&lt;/li&gt;
&lt;/ul&gt;
&lt;p&gt;A last paragraph.&lt;/p&gt;
&lt;/div&gt;
</text:p>
      <text:p text:style-name="P1"/>
      <text:p text:style-name="Standard">The following paragraph should contain the result of the above HTML source:</text:p>
      <text:p text:style-name="Standard"/>
      <text:p>Some <text:span text:style-name="podBold">bold</text:span> and some <text:span text:style-name="podItalic">italic</text:span> text.</text:p>
      <text:p>A new paragraph.</text:p>
      <text:p>A list with three items:</text:p>
      <text:p><text:span><text:list text:style-name="podBulletedList"><text:list-item><text:p text:style-name="podBulletItem">the first item</text:p></text:list-item><text:list-item><text:p text:style-name="podBulletItem">another item</text:p></text:list-item><text:list-item><text:p text:style-name="podBulletItem">the last item</text:p></text:list-item></text:list></text:span></text:p>
      <text:p>A last paragraph.</text:p>
      <text:p text:style-name="Standard"/>
      <text:p text:style-name="Standard">Does it?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DE" fo:language="de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DE" fo:language="de" fo:hyphenation-push-char-count="2" style:font-name="Times New Roman" style:language-asian="zh" style:language-complex="hi" style:font-size-asian="10.5pt" style:font-name-asian="SimSun" fo:font-size="12pt" style:font-size-complex="12pt" style:country-asian="CN" style:letter-kerning="true" fo:hyphenate="false" style:font-name-complex="Mangal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Mangal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Mangal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Mangal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style:text-underline-width="auto" style:text-underline-style="solid" fo:language="zxx" fo:country="none" style:text-underline-color="font-color" style:language-asian="zxx" style:language-complex="zxx" style:country-complex="none" style:country-asian="none" fo:color="#00008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 Saffre</meta:initial-creator>
    <meta:creation-date>2011-02-14T03:03:05.64</meta:creation-date>
    <dc:date>2011-05-05T17:12:26.87</dc:date>
    <dc:creator>Luc Saffre</dc:creator>
    <meta:editing-duration>PT5M10S</meta:editing-duration>
    <meta:editing-cycles>3</meta:editing-cycles>
    <meta:generator>LibreOffice/3.3$Win32 LibreOffice_project/330m19$Build-6</meta:generator>
    <meta:document-statistic meta:table-count="0" meta:image-count="0" meta:object-count="0" meta:page-count="1" meta:paragraph-count="6" meta:word-count="23" meta:character-count="170"/>
  </office:meta>
</office:document-meta>
</file>